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color="#158466"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ARTIGO</text:p>
          </table:table-cell>
          <table:table-cell table:style-name="ce9" office:value-type="string" calcext:value-type="string">
            <text:p>MAQUINA</text:p>
          </table:table-cell>
          <table:table-cell table:style-name="ce9" office:value-type="string" calcext:value-type="string">
            <text:p>PESO</text:p>
          </table:table-cell>
          <table:table-cell table:style-name="ce9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570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[.D571]*[Planilha2.C$13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7" calcext:value-type="float">
            <text:p>827</text:p>
          </table:table-cell>
          <table:table-cell table:style-name="ce15" office:value-type="float" office:value="11.7" calcext:value-type="float">
            <text:p>11,7</text:p>
          </table:table-cell>
          <table:table-cell table:style-name="ce15" table:formula="of:=[.D572]*[Planilha2.C$12]" office:value-type="float" office:value="1567.8" calcext:value-type="float">
            <text:p>1567,8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5" calcext:value-type="float">
            <text:p>825</text:p>
          </table:table-cell>
          <table:table-cell table:style-name="ce15" office:value-type="float" office:value="13.6" calcext:value-type="float">
            <text:p>13,6</text:p>
          </table:table-cell>
          <table:table-cell table:style-name="ce15" table:formula="of:=[.D573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19" calcext:value-type="float">
            <text:p>819</text:p>
          </table:table-cell>
          <table:table-cell table:style-name="ce15" office:value-type="float" office:value="16.6" calcext:value-type="float">
            <text:p>16,6</text:p>
          </table:table-cell>
          <table:table-cell table:style-name="ce16" table:formula="of:=[.D574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575]*[Planilha2.C$12]" office:value-type="float" office:value="1098.8" calcext:value-type="float">
            <text:p>1098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576]*[Planilha2.C$12]" office:value-type="float" office:value="1165.8" calcext:value-type="float">
            <text:p>1165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577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1" calcext:value-type="float">
            <text:p>26,1</text:p>
          </table:table-cell>
          <table:table-cell table:formula="of:=[.D578]*[Planilha2.C$12]" office:value-type="float" office:value="3497.4" calcext:value-type="float">
            <text:p>3497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7.4" calcext:value-type="float">
            <text:p>17,4</text:p>
          </table:table-cell>
          <table:table-cell table:formula="of:=[.D579]*[Planilha2.C$12]" office:value-type="float" office:value="2331.6" calcext:value-type="float">
            <text:p>2331,6</text:p>
          </table:table-cell>
          <table:table-cell table:number-columns-repeated="16379"/>
        </table:table-row>
        <table:table-row table:style-name="ro1" table:number-rows-repeated="10479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6" table:default-cell-style-name="ce38"/>
        <table:table-column table:style-name="co9" table:default-cell-style-name="ce38"/>
        <table:table-column table:style-name="co10" table:number-columns-repeated="16379" table:default-cell-style-name="ce38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0" office:value-type="string" calcext:value-type="string">
            <text:p>ARTIGO</text:p>
          </table:table-cell>
          <table:table-cell table:style-name="ce40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ÓS18</text:p>
          </table:table-cell>
          <table:table-cell table:style-name="ce40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ARCEL 40</text:p>
          </table:table-cell>
          <table:table-cell table:style-name="ce40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ELLES 15</text:p>
          </table:table-cell>
          <table:table-cell table:style-name="ce40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MONE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BELLES 24</text:p>
          </table:table-cell>
          <table:table-cell table:style-name="ce40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ALI 16</text:p>
          </table:table-cell>
          <table:table-cell table:style-name="ce40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41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0" office:value-type="string" calcext:value-type="string">
            <text:p>MURITI 10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URITI 14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0</text:p>
          </table:table-cell>
          <table:table-cell table:style-name="ce40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3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STILED 18</text:p>
          </table:table-cell>
          <table:table-cell table:style-name="ce40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CETIM</text:p>
          </table:table-cell>
          <table:table-cell table:style-name="ce40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TIRA CANAL</text:p>
          </table:table-cell>
          <table:table-cell table:style-name="ce40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RIPE</text:p>
          </table:table-cell>
          <table:table-cell table:style-name="ce40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08 LYCRA</text:p>
          </table:table-cell>
          <table:table-cell table:style-name="ce40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06 LYCRA</text:p>
          </table:table-cell>
          <table:table-cell table:style-name="ce40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float" office:value="1653" calcext:value-type="float">
            <text:p>1653</text:p>
          </table:table-cell>
          <table:table-cell table:style-name="ce40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TURIN</text:p>
          </table:table-cell>
          <table:table-cell table:style-name="ce40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HEYNNET</text:p>
          </table:table-cell>
          <table:table-cell table:style-name="ce40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NEW CONFORT</text:p>
          </table:table-cell>
          <table:table-cell table:style-name="ce40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LISTRAS</text:p>
          </table:table-cell>
          <table:table-cell table:style-name="ce40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number-columns-repeated="7" table:default-cell-style-name="ce38"/>
        <table:table-column table:style-name="co10" table:number-columns-repeated="16373" table:default-cell-style-name="ce38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77" office:value-type="currency" office:currency="BRL" office:value="638.58" calcext:value-type="currency">
            <text:p>R$ 638,58</text:p>
          </table:table-cell>
          <table:table-cell table:style-name="ce79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3:17:00.5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23T13:48:02.652000000</dc:date>
    <meta:editing-cycles>134</meta:editing-cycles>
    <meta:editing-duration>P3DT15H48M6S</meta:editing-duration>
    <meta:document-statistic meta:table-count="3" meta:cell-count="3036" meta:object-count="0"/>
  </office:meta>
</office:document-meta>
</file>